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Widerstände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4/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1.8" calcext:value-type="float">
            <text:p>41,8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2]/([.C2]-[.E2])*[.G2]" office:value-type="float" office:value="193.917525773196" calcext:value-type="float">
            <text:p>193,9175257732</text:p>
          </table:table-cell>
          <table:table-cell table:formula="of:=SQRT(([.C2]/([.C2]-[.E2])^2*[.G2]*[.F2])^2 + ([.E2]/([.C2]-[.E2])^2*[.G2]*[.D2])^2 + ([.E2]/([.C2]-[.E2])*[.H2])^2)" office:value-type="float" office:value="0.935605235463967" calcext:value-type="float">
            <text:p>0,9356052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4/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2.1" calcext:value-type="float">
            <text:p>32,1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3]/([.C3]-[.E3])*[.G3]" office:value-type="float" office:value="127.643593519882" calcext:value-type="float">
            <text:p>127,6435935199</text:p>
          </table:table-cell>
          <table:table-cell table:formula="of:=SQRT(([.C3]/([.C3]-[.E3])^2*[.G3]*[.F3])^2 + ([.E3]/([.C3]-[.E3])^2*[.G3]*[.D3])^2 + ([.E3]/([.C3]-[.E3])*[.H3])^2)" office:value-type="float" office:value="0.658921361346572" calcext:value-type="float">
            <text:p>0,6589213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4.4" calcext:value-type="float">
            <text:p>54,4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4]/([.C4]-[.E4])*[.G4]" office:value-type="float" office:value="322.105263157895" calcext:value-type="float">
            <text:p>322,1052631579</text:p>
          </table:table-cell>
          <table:table-cell table:formula="of:=SQRT(([.C4]/([.C4]-[.E4])^2*[.G4]*[.F4])^2 + ([.E4]/([.C4]-[.E4])^2*[.G4]*[.D4])^2 + ([.E4]/([.C4]-[.E4])*[.H4])^2)" office:value-type="float" office:value="1.59398969481805" calcext:value-type="float">
            <text:p>1,5939896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2.1" calcext:value-type="float">
            <text:p>22,1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E5]/([.C5]-[.E5])*[.G5]" office:value-type="float" office:value="76.5982028241335" calcext:value-type="float">
            <text:p>76,5982028241</text:p>
          </table:table-cell>
          <table:table-cell table:formula="of:=SQRT(([.C5]/([.C5]-[.E5])^2*[.G5]*[.F5])^2 + ([.E5]/([.C5]-[.E5])^2*[.G5]*[.D5])^2 + ([.E5]/([.C5]-[.E5])*[.H5])^2)" office:value-type="float" office:value="0.477231273870435" calcext:value-type="float">
            <text:p>0,477231273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ul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7]/([.C7]-[.E7])*[.G7]" office:value-type="float" office:value="253.255813953488" calcext:value-type="float">
            <text:p>253,2558139535</text:p>
          </table:table-cell>
          <table:table-cell table:formula="of:=SQRT(([.C7]/([.C7]-[.E7])^2*[.G7]*[.F7])^2 + ([.E7]/([.C7]-[.E7])^2*[.G7]*[.D7])^2 + ([.E7]/([.C7]-[.E7])*[.H7])^2)" office:value-type="float" office:value="1.12659283398754" calcext:value-type="float">
            <text:p>1,126592834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Kapazitäten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C_2</text:p>
          </table:table-cell>
          <table:table-cell/>
          <table:table-cell office:value-type="string" calcext:value-type="string">
            <text:p>C_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ck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table:formula="of:=([.C11]-[.E11])/[.E11]*[.G11]" office:value-type="float" office:value="0.532919254658385" calcext:value-type="float">
            <text:p>0,5329192547</text:p>
          </table:table-cell>
          <table:table-cell table:formula="of:=SQRT(([.C11]/[.E11]^2*[.G11]*[.F11])^2 + (1/[.E11]*[.G11]*[.D11])^2 + (([.C11]/[.E11] - 1)*[.H11])^2)" office:value-type="float" office:value="0.121196399845872" calcext:value-type="float">
            <text:p>0,1211963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2]-[.E12])/[.E12]*[.G12]" office:value-type="float" office:value="5.01311475409836" calcext:value-type="float">
            <text:p>5,0131147541</text:p>
          </table:table-cell>
          <table:table-cell table:formula="of:=SQRT(([.C12]/[.E12]^2*[.G12]*[.F12])^2 + (1/[.E12]*[.G12]*[.D12])^2 + (([.C12]/[.E12] - 1)*[.H12])^2)" office:value-type="float" office:value="0.116586380125207" calcext:value-type="float">
            <text:p>0,1165863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3]-[.E13])/[.E13]*[.G13]" office:value-type="float" office:value="0.482926829268293" calcext:value-type="float">
            <text:p>0,4829268293</text:p>
          </table:table-cell>
          <table:table-cell table:formula="of:=SQRT(([.C13]/[.E13]^2*[.G13]*[.F13])^2 + (1/[.E13]*[.G13]*[.D13])^2 + (([.C13]/[.E13] - 1)*[.H13])^2)" office:value-type="float" office:value="0.011762958248279" calcext:value-type="float">
            <text:p>0,0117629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8.4" calcext:value-type="float">
            <text:p>28,4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5" calcext:value-type="float">
            <text:p>0,05</text:p>
          </table:table-cell>
          <table:table-cell table:formula="of:=([.C14]-[.E14])/[.E14]*[.G14]" office:value-type="float" office:value="5.54647887323944" calcext:value-type="float">
            <text:p>5,5464788732</text:p>
          </table:table-cell>
          <table:table-cell table:formula="of:=SQRT(([.C14]/[.E14]^2*[.G14]*[.F14])^2 + (1/[.E14]*[.G14]*[.D14])^2 + (([.C14]/[.E14] - 1)*[.H14])^2)" office:value-type="float" office:value="0.129206062906493" calcext:value-type="float">
            <text:p>0,1292060629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-C Glieder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C_2</text:p>
          </table:table-cell>
          <table:table-cell/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x</text:p>
          </table:table-cell>
          <table:table-cell/>
          <table:table-cell office:value-type="string" calcext:value-type="string">
            <text:p>C_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4/2 und kurz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E18]/([.C18]-[.E18])*[.I18]" office:value-type="float" office:value="148.615384615385" calcext:value-type="float">
            <text:p>148,6153846154</text:p>
          </table:table-cell>
          <table:table-cell table:formula="of:=SQRT(([.C18]/([.C18]-[.E18])^2*[.I18]*[.F18])^2 + ([.E18]/([.C18]-[.E18])^2*[.I18]*[.D18])^2 + ([.E18]/([.C18]-[.E18])*[.J18])^2)" office:value-type="float" office:value="4.30339948731593" calcext:value-type="float">
            <text:p>4,3033994873</text:p>
          </table:table-cell>
          <table:table-cell table:formula="of:=([.C18]-[.E18])/[.E18]*[.G18]" office:value-type="float" office:value="0.532919254658385" calcext:value-type="float">
            <text:p>0,5329192547</text:p>
          </table:table-cell>
          <table:table-cell table:formula="of:=SQRT(([.C18]/[.E18]^2*[.G18]*[.F18])^2 + (1/[.E18]*[.G18]*[.D18])^2 + (([.C18]/[.E18] - 1)*[.H18])^2)" office:value-type="float" office:value="0.00435825681407601" calcext:value-type="float">
            <text:p>0,0043582568</text:p>
          </table:table-cell>
        </table:table-row>
        <table:table-row table:style-name="ro1">
          <table:table-cell/>
          <table:table-cell office:value-type="string" calcext:value-type="string">
            <text:p>E4/8 und kurz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0.5" calcext:value-type="float">
            <text:p>8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E19]/([.C19]-[.E19])*[.I19]" office:value-type="float" office:value="210.538461538462" calcext:value-type="float">
            <text:p>210,5384615385</text:p>
          </table:table-cell>
          <table:table-cell table:formula="of:=SQRT(([.C19]/([.C19]-[.E19])^2*[.I19]*[.F19])^2 + ([.E19]/([.C19]-[.E19])^2*[.I19]*[.D19])^2 + ([.E19]/([.C19]-[.E19])*[.J19])^2)" office:value-type="float" office:value="4.47288216213162" calcext:value-type="float">
            <text:p>4,4728821621</text:p>
          </table:table-cell>
          <table:table-cell table:formula="of:=([.C19]-[.E19])/[.E19]*[.G19]" office:value-type="float" office:value="0.532919254658385" calcext:value-type="float">
            <text:p>0,5329192547</text:p>
          </table:table-cell>
          <table:table-cell table:formula="of:=SQRT(([.C19]/[.E19]^2*[.G19]*[.F19])^2 + (1/[.E19]*[.G19]*[.D19])^2 + (([.C19]/[.E19] - 1)*[.H19])^2)" office:value-type="float" office:value="0.00435825681407601" calcext:value-type="float">
            <text:p>0,0043582568</text:p>
          </table:table-cell>
        </table:table-row>
        <table:table-row table:style-name="ro1">
          <table:table-cell/>
          <table:table-cell office:value-type="string" calcext:value-type="string">
            <text:p>E4/8 und lan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formula="of:=[.E20]/([.C20]-[.E20])*[.I20]" office:value-type="float" office:value="193.532374100719" calcext:value-type="float">
            <text:p>193,5323741007</text:p>
          </table:table-cell>
          <table:table-cell table:formula="of:=SQRT(([.C20]/([.C20]-[.E20])^2*[.I20]*[.F20])^2 + ([.E20]/([.C20]-[.E20])^2*[.I20]*[.D20])^2 + ([.E20]/([.C20]-[.E20])*[.J20])^2)" office:value-type="float" office:value="1.0505677468241" calcext:value-type="float">
            <text:p>1,0505677468</text:p>
          </table:table-cell>
          <table:table-cell table:formula="of:=([.C20]-[.E20])/[.E20]*[.G20]" office:value-type="float" office:value="5.01311475409836" calcext:value-type="float">
            <text:p>5,0131147541</text:p>
          </table:table-cell>
          <table:table-cell table:formula="of:=SQRT(([.C20]/[.E20]^2*[.G20]*[.F20])^2 + (1/[.E20]*[.G20]*[.D20])^2 + (([.C20]/[.E20] - 1)*[.H20])^2)" office:value-type="float" office:value="0.0247250996044897" calcext:value-type="float">
            <text:p>0,0247250996</text:p>
          </table:table-cell>
        </table:table-row>
        <table:table-row table:style-name="ro1">
          <table:table-cell/>
          <table:table-cell office:value-type="string" calcext:value-type="string">
            <text:p>E4/2 und lan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0.5" calcext:value-type="float">
            <text:p>3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formula="of:=[.E21]/([.C21]-[.E21])*[.I21]" office:value-type="float" office:value="127.26618705036" calcext:value-type="float">
            <text:p>127,2661870504</text:p>
          </table:table-cell>
          <table:table-cell table:formula="of:=SQRT(([.C21]/([.C21]-[.E21])^2*[.I21]*[.F21])^2 + ([.E21]/([.C21]-[.E21])^2*[.I21]*[.D21])^2 + ([.E21]/([.C21]-[.E21])*[.J21])^2)" office:value-type="float" office:value="0.765885039571619" calcext:value-type="float">
            <text:p>0,7658850396</text:p>
          </table:table-cell>
          <table:table-cell table:formula="of:=([.C21]-[.E21])/[.E21]*[.G21]" office:value-type="float" office:value="5.01311475409836" calcext:value-type="float">
            <text:p>5,0131147541</text:p>
          </table:table-cell>
          <table:table-cell table:formula="of:=SQRT(([.C21]/[.E21]^2*[.G21]*[.F21])^2 + (1/[.E21]*[.G21]*[.D21])^2 + (([.C21]/[.E21] - 1)*[.H21])^2)" office:value-type="float" office:value="0.0247250996044897" calcext:value-type="float">
            <text:p>0,024725099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well-Brücke</text:p>
          </table:table-cell>
          <table:table-cell office:value-type="string" calcext:value-type="string">
            <text:p>R_2</text:p>
          </table:table-cell>
          <table:table-cell/>
          <table:table-cell office:value-type="string" calcext:value-type="string">
            <text:p>R_3</text:p>
          </table:table-cell>
          <table:table-cell/>
          <table:table-cell office:value-type="string" calcext:value-type="string">
            <text:p>R_4</text:p>
          </table:table-cell>
          <table:table-cell/>
          <table:table-cell office:value-type="string" calcext:value-type="string">
            <text:p>C_4</text:p>
          </table:table-cell>
          <table:table-cell/>
          <table:table-cell office:value-type="string" calcext:value-type="string">
            <text:p>R_x</text:p>
          </table:table-cell>
          <table:table-cell/>
          <table:table-cell office:value-type="string" calcext:value-type="string">
            <text:p>L_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0022" calcext:value-type="float">
            <text:p>2,20E-006</text:p>
          </table:table-cell>
          <table:table-cell table:style-name="ce1" office:value-type="float" office:value="0.00000005" calcext:value-type="float">
            <text:p>5,00E-008</text:p>
          </table:table-cell>
          <table:table-cell table:formula="of:=[.E25]/[.G25]*[.C25]" office:value-type="float" office:value="258.088235294118" calcext:value-type="float">
            <text:p>258,0882352941</text:p>
          </table:table-cell>
          <table:table-cell table:formula="of:=SQRT(([.C25]*[.E25]*1/[.G25]^2*[.H25])^2 + ([.E25]*1/[.G25]*[.D25])^2 + ([.C25]*1/[.G25]*[.F25])^2)" office:value-type="float" office:value="6.88260277749581" calcext:value-type="float">
            <text:p>6,8826027775</text:p>
          </table:table-cell>
          <table:table-cell table:formula="of:=[.C25]*[.E25]*[.I25]" office:value-type="float" office:value="0.15444" calcext:value-type="float">
            <text:p>0,15444</text:p>
          </table:table-cell>
          <table:table-cell table:formula="of:=SQRT(([.C25]*[.E25]*[.J25])^2 + ([.C25]*[.I25]*[.F25])^2 + ([.E25]*[.I25]*[.D25])^2)" office:value-type="float" office:value="0.00460682059559519" calcext:value-type="float">
            <text:p>0,0046068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2-16T13:31:09.909005425</meta:creation-date>
    <dc:date>2014-12-16T14:58:10.876234120</dc:date>
    <dc:creator>Frederik </dc:creator>
    <meta:editing-duration>PT4M29S</meta:editing-duration>
    <meta:editing-cycles>1</meta:editing-cycles>
    <meta:document-statistic meta:table-count="1" meta:cell-count="164" meta:object-count="0"/>
    <meta:generator>LibreOffice/4.2.7.2$Linux_X86_64 LibreOffice_project/420m0$Build-2</meta:generator>
  </office:meta>
</office:document-meta>
</file>